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8" style:family="table">
      <style:table-properties style:width="16.161cm" fo:margin-left="0.43cm" fo:margin-right="0.409cm" table:align="margins" style:writing-mode="lr-tb"/>
    </style:style>
    <style:style style:name="Tabla28.A" style:family="table-column">
      <style:table-column-properties style:column-width="9.551cm" style:rel-column-width="38735*"/>
    </style:style>
    <style:style style:name="Tabla28.B" style:family="table-column">
      <style:table-column-properties style:column-width="6.609cm" style:rel-column-width="26800*"/>
    </style:style>
    <style:style style:name="Tabla28.1" style:family="table-row">
      <style:table-row-properties style:min-row-height="0.714cm" fo:keep-together="auto"/>
    </style:style>
    <style:style style:name="Tabla28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.2" style:family="table-row">
      <style:table-row-properties fo:keep-together="auto"/>
    </style:style>
    <style:style style:name="Tabla28.3" style:family="table-row">
      <style:table-row-properties fo:keep-together="auto"/>
    </style:style>
    <style:style style:name="Tabla28.4" style:family="table-row">
      <style:table-row-properties fo:keep-together="auto"/>
    </style:style>
    <style:style style:name="Tabla28.5" style:family="table-row">
      <style:table-row-properties fo:keep-together="auto"/>
    </style:style>
    <style:style style:name="Tabla29" style:family="table">
      <style:table-properties style:width="16.161cm" fo:margin-left="0.39cm" fo:margin-right="0.45cm" table:align="margins" style:writing-mode="lr-tb"/>
    </style:style>
    <style:style style:name="Tabla29.A" style:family="table-column">
      <style:table-column-properties style:column-width="6.983cm" style:rel-column-width="28319*"/>
    </style:style>
    <style:style style:name="Tabla29.B" style:family="table-column">
      <style:table-column-properties style:column-width="9.178cm" style:rel-column-width="37216*"/>
    </style:style>
    <style:style style:name="Tabla29.1" style:family="table-row">
      <style:table-row-properties style:min-row-height="0.591cm" fo:keep-together="auto"/>
    </style:style>
    <style:style style:name="Tabla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9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9.3" style:family="table-row">
      <style:table-row-properties fo:keep-together="auto"/>
    </style:style>
    <style:style style:name="Tabla29.4" style:family="table-row">
      <style:table-row-properties fo:keep-together="auto"/>
    </style:style>
    <style:style style:name="Tabla29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9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9.5" style:family="table-row">
      <style:table-row-properties fo:keep-together="auto"/>
    </style:style>
    <style:style style:name="Tabla29.6" style:family="table-row">
      <style:table-row-properties fo:keep-together="auto"/>
    </style:style>
    <style:style style:name="Tabla29.7" style:family="table-row">
      <style:table-row-properties fo:keep-together="auto"/>
    </style:style>
    <style:style style:name="Tabla29.8" style:family="table-row">
      <style:table-row-properties fo:keep-together="auto"/>
    </style:style>
    <style:style style:name="Tabla30" style:family="table">
      <style:table-properties style:width="16.157cm" fo:margin-left="0.407cm" fo:margin-right="0.436cm" table:align="margins" style:writing-mode="lr-tb"/>
    </style:style>
    <style:style style:name="Tabla30.A" style:family="table-column">
      <style:table-column-properties style:column-width="16.15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6.161cm" fo:margin-left="0.39cm" fo:margin-right="0.45cm" table:align="margins" style:writing-mode="lr-tb"/>
    </style:style>
    <style:style style:name="Tabla31.A" style:family="table-column">
      <style:table-column-properties style:column-width="16.161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2" style:family="table">
      <style:table-properties style:width="16.157cm" fo:margin-left="0.407cm" fo:margin-right="0.436cm" table:align="margins" style:writing-mode="lr-tb"/>
    </style:style>
    <style:style style:name="Tabla32.A" style:family="table-column">
      <style:table-column-properties style:column-width="16.15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2.2" style:family="table-row">
      <style:table-row-properties style:min-row-height="0.288cm" fo:keep-together="auto"/>
    </style:style>
    <style:style style:name="Tabla32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size="12pt"/>
    </style:style>
    <style:style style:name="P3" style:family="paragraph" style:parent-style-name="Standard">
      <style:text-properties fo:color="#000000" style:font-name="arial" fo:font-size="12pt" fo:font-weight="bold" style:font-weight-asian="bold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weight-asian="bold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6" style:family="paragraph" style:parent-style-name="Standard">
      <style:paragraph-properties style:snap-to-layout-grid="false"/>
      <style:text-properties fo:color="#000000" style:font-name="arial" fo:font-size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fo:font-weight="normal" fo:background-color="transparent" style:font-weight-asian="normal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background-color="#ffff00"/>
    </style:style>
    <style:style style:name="P9" style:family="paragraph" style:parent-style-name="Standard">
      <style:paragraph-properties style:snap-to-layout-grid="false"/>
      <style:text-properties fo:color="#000000" style:font-name="arial" fo:font-size="12pt" fo:background-color="transparen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/>
    </style:style>
    <style:style style:name="P11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size-asian="10.5pt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fo:font-weight="normal" style:font-weight-asian="normal" style:font-weight-complex="normal"/>
    </style:style>
    <style:style style:name="P14" style:family="paragraph" style:parent-style-name="UC_5f_NormalAzul">
      <style:paragraph-properties style:snap-to-layout-grid="false"/>
      <style:text-properties fo:color="#000000" style:font-name="arial" fo:font-size="12pt" fo:font-weight="bold" style:font-weight-asian="bold"/>
    </style:style>
    <style:style style:name="P15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17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8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fo:background-color="transparent" style:font-weight-asian="normal" style:font-weight-complex="normal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liminar Tipo de Atributo</text:p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4">Nombre del Caso de Uso:<text:span text:style-name="T4"> Eliminar Tipo de Atributo.</text:span></text:p>
          </table:table-cell>
          <table:table-cell table:style-name="Tabla28.B1" office:value-type="string">
            <text:p text:style-name="P6"><text:span text:style-name="T7">Nro. de Caso de Uso:</text:span> CU 44</text:p>
          </table:table-cell>
        </table:table-row>
        <table:table-row table:style-name="Tabla28.2">
          <table:table-cell table:style-name="Tabla28.B1" table:number-columns-spanned="2" office:value-type="string">
            <text:p text:style-name="P6"><text:span text:style-name="T7">Actor Principal:</text:span> Administrador.</text:p>
          </table:table-cell>
          <table:covered-table-cell/>
        </table:table-row>
        <table:table-row table:style-name="Tabla28.3">
          <table:table-cell table:style-name="Tabla28.B1" table:number-columns-spanned="2" office:value-type="string">
            <text:p text:style-name="P6"><text:span text:style-name="T7">Objetivo:</text:span> Eliminar un Tipo de Atributo para un proyecto.</text:p>
          </table:table-cell>
          <table:covered-table-cell/>
        </table:table-row>
        <table:table-row table:style-name="Tabla28.4">
          <table:table-cell table:style-name="Tabla28.B1" table:number-columns-spanned="2" office:value-type="string">
            <text:p text:style-name="P4">Pre-Condiciones:</text:p>
            <text:p text:style-name="P7">1 – El Administrador debe estar registrado en el sistema.</text:p>
            <text:p text:style-name="P7">2 – El Administrador debe haber iniciado sesión en el sistema.</text:p>
            <text:p text:style-name="P7">3 – El Administrador tiene permiso de acceso al proyecto.</text:p>
            <text:p text:style-name="P7">4 – El Administrador posee el rol correspondiente en el proyecto.</text:p>
            <text:p text:style-name="P7">5 – El proyecto debe haber iniciado.</text:p>
            <text:p text:style-name="P7">6 – El Tipo de Atributo debe Existir.</text:p>
          </table:table-cell>
          <table:covered-table-cell/>
        </table:table-row>
        <table:table-row table:style-name="Tabla28.5">
          <table:table-cell table:style-name="Tabla28.B1" table:number-columns-spanned="2" office:value-type="string">
            <text:p text:style-name="P6"><text:span text:style-name="T7">Post-Condiciones:</text:span> Se modifica un Tipo de Atributo en un proyecto.</text:p>
          </table:table-cell>
          <table:covered-table-cell/>
        </table:table-row>
      </table:table>
      <text:p text:style-name="P3"/>
      <text:p text:style-name="P5">Diagramas de casos de uso relacionados: <text:span text:style-name="T5">Diagrama de Caso de Uso del Módulo de Administración del Sistema.</text:span></text:p>
      <text:p text:style-name="P3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table:number-columns-spanned="2" office:value-type="string">
            <text:p text:style-name="P14">CURSO NORMAL (Camino Exitoso)</text:p>
            <text:p text:style-name="P14"><text:s/></text:p>
          </table:table-cell>
          <table:covered-table-cell/>
        </table:table-row>
        <table:table-row table:style-name="Tabla29.1">
          <table:table-cell table:style-name="Tabla29.A2" office:value-type="string">
            <text:p text:style-name="P4">Usuario</text:p>
          </table:table-cell>
          <table:table-cell table:style-name="Tabla29.A1" office:value-type="string">
            <text:p text:style-name="P4">Sistema</text:p>
          </table:table-cell>
        </table:table-row>
        <table:table-row table:style-name="Tabla29.3">
          <table:table-cell table:style-name="Tabla29.A2" office:value-type="string">
            <text:p text:style-name="P6">1<text:span text:style-name="T6"> – </text:span>Selecciona el menú <text:span text:style-name="T6">“</text:span><text:span text:style-name="T2">Administrar Tipo de Atributos”.</text:span></text:p>
          </table:table-cell>
          <table:table-cell table:style-name="Tabla29.A1" office:value-type="string">
            <text:p text:style-name="P12">2<text:span text:style-name="T6"> – </text:span>Despliega el menú correspondiente a opciones sobre Tipos de Atributos.</text:p>
          </table:table-cell>
        </table:table-row>
        <table:table-row table:style-name="Tabla29.4">
          <table:table-cell table:style-name="Tabla29.A4" office:value-type="string">
            <text:p text:style-name="P6"/>
          </table:table-cell>
          <table:table-cell table:style-name="Tabla29.B4" office:value-type="string">
            <text:p text:style-name="P12"><text:span text:style-name="T6">3 – </text:span>Verifica si el proyecto está activo.</text:p>
          </table:table-cell>
        </table:table-row>
        <table:table-row table:style-name="Tabla29.5">
          <table:table-cell table:style-name="Tabla29.A4" office:value-type="string">
            <text:p text:style-name="P8"/>
          </table:table-cell>
          <table:table-cell table:style-name="Tabla29.B4" office:value-type="string">
            <text:p text:style-name="P12"><text:span text:style-name="T6">4 – </text:span>Despliega todos los Tipos de Atributos existentes y que tenga permiso de eliminación, es decir, los que no tengan ningún ítem asociado.</text:p>
          </table:table-cell>
        </table:table-row>
        <table:table-row table:style-name="Tabla29.6">
          <table:table-cell table:style-name="Tabla29.A4" office:value-type="string">
            <text:p text:style-name="P9"><text:span text:style-name="T6">5 – </text:span>Selecciona un<text:span text:style-name="T6"> Tipo de Atributo</text:span>.</text:p>
          </table:table-cell>
          <table:table-cell table:style-name="Tabla29.B4" office:value-type="string">
            <text:p text:style-name="P13">6 – Muestra los datos del Tipo de Atributo </text:p>
          </table:table-cell>
        </table:table-row>
        <table:table-row table:style-name="Tabla29.7">
          <table:table-cell table:style-name="Tabla29.A4" office:value-type="string">
            <text:p text:style-name="P9">7<text:span text:style-name="T6"> – </text:span>Selecciona <text:span text:style-name="T6">“Eliminar”.</text:span></text:p>
          </table:table-cell>
          <table:table-cell table:style-name="Tabla29.B4" office:value-type="string">
            <text:p text:style-name="P12">8<text:span text:style-name="T6"> – Despliega un mensaje de aviso de la eliminación del Tipo de Atributo. </text:span><text:s/></text:p>
          </table:table-cell>
        </table:table-row>
        <table:table-row table:style-name="Tabla29.8">
          <table:table-cell table:style-name="Tabla29.A4" office:value-type="string">
            <text:p text:style-name="P9"/>
          </table:table-cell>
          <table:table-cell table:style-name="Tabla29.B4" office:value-type="string">
            <text:p text:style-name="P12">9- Elimina el Tipo de Atributo seleccionado.</text:p>
          </table:table-cell>
        </table:table-row>
      </table:table>
      <text:p text:style-name="P10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4">ALTERNATIVAS (Camino exitoso)</text:p>
          </table:table-cell>
        </table:table-row>
        <table:table-row table:style-name="Tabla30.1">
          <table:table-cell table:style-name="Tabla30.A1" office:value-type="string">
            <text:list xml:id="list8227742981" text:style-name="WW8Num8">
              <text:list-header>
                <text:p text:style-name="P15">A1. Cancelar.</text:p>
                <text:p text:style-name="P16">En ell paso 7 el usuario podrá cancelar el proceso de eliminación del Tipo de Atributo.</text:p>
              </text:list-header>
            </text:list>
          </table:table-cell>
        </table:table-row>
      </table:table>
      <text:p text:style-name="P2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4">EXCEPCIONES</text:p>
          </table:table-cell>
        </table:table-row>
        <table:table-row table:style-name="Tabla31.1">
          <table:table-cell table:style-name="Tabla31.A1" office:value-type="string">
            <text:list xml:id="list282133965" text:continue-numbering="true" text:style-name="WW8Num8">
              <text:list-header>
                <text:p text:style-name="P16"/>
                <text:p text:style-name="P15">E1. Campos no válidos.</text:p>
                <text:p text:style-name="P17"><text:span text:style-name="T9">E1.1 </text:span>Todos los Tipos de Atributos tiene asociación con ítem.</text:p>
                <text:p text:style-name="P17"><text:span text:style-name="T9">E1.2 </text:span>El sistema no encuentra ningún Tipo de Atributo creado.</text:p>
                <text:p text:style-name="P17"/>
                <text:p text:style-name="P15">E2. Servidor Web no disponible.</text:p>
                <text:p text:style-name="P18"><text:span text:style-name="T8">E2.1</text:span> Falla de comunicación con el servidor Web o la base de datos.</text:p>
                <text:p text:style-name="P18"/>
              </text:list-header>
            </text:list>
          </table:table-cell>
        </table:table-row>
      </table:table>
      <text:p text:style-name="P2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6">Asociaciones de Extensión: <text:s text:c="2"/>Administrar Tipos de Atributo</text:p>
          </table:table-cell>
        </table:table-row>
        <text:soft-page-break/>
        <table:table-row table:style-name="Tabla32.2">
          <table:table-cell table:style-name="Tabla32.A1" office:value-type="string">
            <text:p text:style-name="P6">Asociaciones de Inclusión:</text:p>
          </table:table-cell>
        </table:table-row>
        <table:table-row table:style-name="Tabla32.1">
          <table:table-cell table:style-name="Tabla32.A1" office:value-type="string">
            <text:p text:style-name="P6">Casos de Uso donde se incluye: </text:p>
          </table:table-cell>
        </table:table-row>
        <table:table-row table:style-name="Tabla32.1">
          <table:table-cell table:style-name="Tabla32.A1" office:value-type="string">
            <text:p text:style-name="P6">Casos de Uso al que extiende: Consultar Tipo de Atributo.</text:p>
          </table:table-cell>
        </table:table-row>
        <table:table-row table:style-name="Tabla32.1">
          <table:table-cell table:style-name="Tabla32.A1" office:value-type="string">
            <text:p text:style-name="P6">Caso de Uso de Generalización: </text:p>
          </table:table-cell>
        </table:table-row>
        <table:table-row table:style-name="Tabla32.1">
          <table:table-cell table:style-name="Tabla32.A6" office:value-type="string">
            <text:p text:style-name="P6">Requerimientos Funcionales Asociados: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9:06:09</meta:creation-date>
    <dc:date>2013-03-22T23:34:02</dc:date>
    <meta:editing-duration>PT51S</meta:editing-duration>
    <meta:editing-cycles>10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43" meta:word-count="325" meta:character-count="1967" meta:non-whitespace-character-count="1675"/>
  </office:meta>
</office:document-meta>
</file>